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obe Kaiti Std R" svg:font-family="'Adobe Kaiti Std R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/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89" calcext:value-type="float">
            <text:p>1.389</text:p>
          </table:table-cell>
          <table:table-cell table:number-columns-repeated="2"/>
          <table:table-cell office:value-type="string" calcext:value-type="string">
            <text:p>Emax = 800 keV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362" calcext:value-type="float">
            <text:p>1.362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599" calcext:value-type="float">
            <text:p>1.599</text:p>
          </table:table-cell>
          <table:table-cell table:number-columns-repeated="2"/>
          <table:table-cell office:value-type="string" calcext:value-type="string">
            <text:p>40keV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562" calcext:value-type="float">
            <text:p>1.5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12" calcext:value-type="float">
            <text:p>2.112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.187" calcext:value-type="float">
            <text:p>2.187</text:p>
          </table:table-cell>
          <table:table-cell table:number-columns-repeated="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249" calcext:value-type="float">
            <text:p>2.2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.436" calcext:value-type="float">
            <text:p>2.436</text:p>
          </table:table-cell>
          <table:table-cell table:number-columns-repeated="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.961" calcext:value-type="float">
            <text:p>2.9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11" calcext:value-type="float">
            <text:p>3.311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124" calcext:value-type="float">
            <text:p>3.124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236" calcext:value-type="float">
            <text:p>3.236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974" calcext:value-type="float">
            <text:p>2.974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824" calcext:value-type="float">
            <text:p>2.8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49" calcext:value-type="float">
            <text:p>2.449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611" calcext:value-type="float">
            <text:p>2.61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599" calcext:value-type="float">
            <text:p>2.599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049" calcext:value-type="float">
            <text:p>3.049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361" calcext:value-type="float">
            <text:p>3.361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36" calcext:value-type="float">
            <text:p>3.536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86" calcext:value-type="float">
            <text:p>3.686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161" calcext:value-type="float">
            <text:p>3.161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636" calcext:value-type="float">
            <text:p>2.636</text:p>
          </table:table-cell>
          <table:table-cell/>
          <table:table-cell office:value-type="string" calcext:value-type="string">
            <text:p>(фон)</text:p>
          </table:table-cell>
          <table:table-cell office:value-type="float" office:value="1.1121" calcext:value-type="float">
            <text:p>1.112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.361" calcext:value-type="float">
            <text:p>2.36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49" calcext:value-type="float">
            <text:p>1.949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.537" calcext:value-type="float">
            <text:p>1.537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387" calcext:value-type="float">
            <text:p>1.387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075" calcext:value-type="float">
            <text:p>1.075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725" calcext:value-type="float">
            <text:p>0.72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B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obe Kaiti Std R" svg:font-family="'Adobe Kaiti Std R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13:08:02.937277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4:29:29.996508132</meta:creation-date>
    <dc:date>2024-10-06T14:10:50.536320576</dc:date>
    <meta:editing-duration>PT3H3M52S</meta:editing-duration>
    <meta:editing-cycles>3</meta:editing-cycles>
    <meta:generator>LibreOffice/24.8.2.1$Linux_X86_64 LibreOffice_project/480$Build-1</meta:generator>
    <meta:document-statistic meta:table-count="1" meta:cell-count="68" meta:object-count="0"/>
  </office:meta>
</office:document-meta>
</file>